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aa25" officeooo:paragraph-rsid="0009aa25"/>
    </style:style>
    <style:style style:name="P2" style:family="paragraph" style:parent-style-name="Standard">
      <style:text-properties officeooo:rsid="000b3bc9" officeooo:paragraph-rsid="000b3bc9"/>
    </style:style>
    <style:style style:name="P3" style:family="paragraph" style:parent-style-name="Standard">
      <style:text-properties officeooo:rsid="000b3bc9" officeooo:paragraph-rsid="000e0d65"/>
    </style:style>
    <style:style style:name="P4" style:family="paragraph" style:parent-style-name="Standard">
      <style:text-properties officeooo:rsid="0009aa25" officeooo:paragraph-rsid="0009aa25"/>
    </style:style>
    <style:style style:name="T1" style:family="text">
      <style:text-properties officeooo:rsid="000b3bc9"/>
    </style:style>
    <style:style style:name="T2" style:family="text">
      <style:text-properties officeooo:rsid="000b6eba"/>
    </style:style>
    <style:style style:name="T3" style:family="text">
      <style:text-properties officeooo:rsid="000e0d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LLEREAU Clémence – P4DWWM</text:p>
      <text:p text:style-name="P1"/>
      <text:p text:style-name="P1">Brief 2</text:p>
      <text:p text:style-name="P1"/>
      <text:p text:style-name="P1">Développer en HTML / CSS, le portfolio, dont vous avez précédemment fait le wireframe et la maquette.</text:p>
      <text:p text:style-name="P1"/>
      <text:p text:style-name="P1">Navigateurs testés : Chromium, Opera</text:p>
      <text:p text:style-name="P1"><text:tab/>Dans les deux cas, les mêmes 3 bugs d’affichages : Photo de page d’acceuil, <text:span text:style-name="T1">footer qui dépasse et recadrage des images page d’acceuil : pb avec le object-fit ?</text:span></text:p>
      <text:p text:style-name="P1"><text:tab/><text:span text:style-name="T1">Sur Opera, le footer dépasse sur l’image de gauche : soucis de z-index ??</text:span></text:p>
      <text:p text:style-name="P1"/>
      <text:p text:style-name="P1"/>
      <text:p text:style-name="P2">Éléments à mettre en place par la suite : Responsive, animations menus et footer, animations liens page portfolio, animations page d’acceuil, formulaire fonctionnel, changements dans la forme.</text:p>
      <text:p text:style-name="P2"/>
      <text:p text:style-name="P2">Ce que j’ai aimé : les pages about/Formation/contact : le design épuré et fonctionnel me <text:span text:style-name="T2">plaît</text:span> vraiment. Arriver à faire fonctionner le bouton retour en haut de page. Toutes les recherches, même si il y a beaucoup à faire, tout est <text:span text:style-name="T2">intéressant</text:span>, spécialement tester des morceaux de code <text:span text:style-name="T2">copiés </text:span>et les modifier pour les adapter à mes besoins. <text:span text:style-name="T2">C’est très gratifiant quand ça fonctionne, et que l’on comprends pourquoi. L’aide de mes camarade, deux d’entre eux m’ont vraiment aidé à avancer malgré mon blocage, et ça me donne envie de travailler en équipe, un œil neuf est parfois salutaire. Je n’ai fait, il me semble, que très peu de fautes de rédaction dans mon code, et mes soucis leur ont parut légitimes et parfois illogiques au vu de mon code correct et de mes choix, qui eux, semblaient logiques, c’est rassurant de savoir que mes beugs ne viennent pas d’erreurs facilement évitables, je me sens dans une bonne dynamique.</text:span></text:p>
      <text:p text:style-name="P2"/>
      <text:p text:style-name="P3">Difficultés rencontrées : <text:span text:style-name="T3">choix du portfolio modèle : Je n’ai pas eu le reflexe de vérifier le code source du portfolio choisi, il se trouve qu’une grosse partie du code était en javascript, en plugins wordpress et autres objets de framework « tout faits », j’ai donc du tout reprendre de zéro, je pense qu’un choix plus éclairé m’aurait épargné un lourde perte de temps, m’autorisant à récupérer des morceaux de code et à les adapter.</text:span></text:p>
      <text:p text:style-name="P3"/>
      <text:p text:style-name="P3"><text:tab/><text:tab/><text:tab/>alignement des blocks via flexbox, spécialement sur la page d’accueil. Tous les éléments ne se sont spas transformés en eléments flex, certains restant uniquement des containers flex <text:span text:style-name="T2">et ne prenant pas en compte les propriétés flex testées</text:span>, je n’ai pas réussi à gérer ces éléments comme j’aurais voulu, et donc à créer une page correcte en terme de responsive. Nous avons testé énormément de choses, mais rien n’a fonctionné du fait de cette erreur, j’aimerais donc comprendre d’où elle vient et comment la régler. </text:p>
      <text:p text:style-name="P2"><text:tab/><text:tab/><text:tab/><text:span text:style-name="T2">Compatibilité navigateurs : ne comprenant pas bien d’où vient l’erreur, je ne suis pour l’instant pas en mesure d’afficher correctement mon rendu sur différents navigateurs. J’aimerais y parvenir en prenant le temps de faire des recherches caniuse sur toutes les propriétés, et en apprenant comment adapter ou remplacer certaines propriétés, comme l’object-fit, qui ne passe visiblement pas du tout sous IE. </text:span></text:p>
      <text:p text:style-name="P2"/>
      <text:p text:style-name="P2"><text:tab/><text:span text:style-name="T2">De façon générale, j’aimerais me familiariser avec le fonctionnement des flex box, mais aussi apprendre à gérer mon contenu via des grilles, pour pouvoir passer de l’un à l’autre facilement en cas de beug graphique, et ne plus me retrouver bloquée pendant deux jours sur le problème. J’ai perdu énormément de temps à cause de ça, alors que j’aurais aimé me pencher sur le responsive et les animations. </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6T19:20:28.080413355</meta:creation-date>
    <dc:date>2020-07-26T20:58:40.977906635</dc:date>
    <meta:editing-duration>PT3M38S</meta:editing-duration>
    <meta:editing-cycles>2</meta:editing-cycles>
    <meta:generator>LibreOffice/6.4.4.2$Linux_X86_64 LibreOffice_project/40$Build-2</meta:generator>
    <meta:document-statistic meta:table-count="0" meta:image-count="0" meta:object-count="0" meta:page-count="1" meta:paragraph-count="12" meta:word-count="545" meta:character-count="3288" meta:non-whitespace-character-count="2742"/>
  </office:meta>
</office:document-meta>
</file>